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0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3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, through page 12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On the childhood of Moses/</text:p>
      <text:p text:style-name="P7">for Parashat Shemot/</text:p>
      <text:p text:style-name="P7">[Hebrew]/</text:p>
      <text:p text:style-name="P7"/>
      <text:p text:style-name="P6">[Page 1]</text:p>
      <text:p text:style-name="P6"><text:tab/>The birth of Hezekiah was announced in language/ that thrilled a nation with joy. <text:s/>Prophecy, which the/ plastic mind of Isaiah, moulded in a form <text:span text:style-name="T2">unequally</text:span><text:span text:style-name="T3"> </text:span><text:span text:style-name="T2">un</text:span><text:span text:style-name="T3">surpassingly/ sublime, so described the nativity of Judah's righteous king:/ "The people that walk in darkness, have seen a great light,/ upon them that dwell in the land of the shadow of death,/ brightness hath shone." <text:s/>But who announced the birth/ of the Crowning glory of mankind?--Of that being whose/ brow wore a sparkling diadem set thereupon by the/ hand of the Divinity? <text:s/>Methinks, the morning stars must/ have then sung together, Cherubim and Seraphim must have made/ the vaults of heaven ring with their shouting. <text:s/>Yet, on/ earth an ominous silence kept unbroken. <text:s/>In the/ streets of Goshen none dared breathe the tidings "A son/ has been given to Amram." <text:s/>Suppressed sobbing ushered/ into the world that doomed child. <text:s/>His mother had ar-/-dently wished that sorrow might come not night to her/ home. <text:s/>For a daughter she doubtless besought the God of life--/For a daughter, whom fierce tyranny would not snatch from/ her breast, and cast into the Nile./</text:span></text:p>
      <text:p text:style-name="P6"><text:span text:style-name="T3"/></text:p>
      <text:p text:style-name="P6"><text:span text:style-name="T3">[Page 2]</text:span></text:p>
      <text:p text:style-name="P6"><text:span text:style-name="T3">Human shortsightedness! <text:s/>How often thou lookest/ for happiness, when unhappiness lies hidden. <text:s/>How/ </text:span><text:soft-page-break/><text:span text:style-name="T3">very often what thou wouldst that it be driven back/ as an unmitigated evil, carries in its train incalculable good!/ <text:s/>A divine fulfilment[sic!] of Jochebed's prayful[sic!] longing, might/ have hindered for ages the march of civilization./</text:span></text:p>
      <text:p text:style-name="P6"><text:span text:style-name="T3">The wheel of progress, rolling now with unwonted ra-/-pidity, might still be clogged through ignorance of/ the grand principles established for its motion by him/ who stood on the top of Sinai. <text:s/>Fellow-Israelites! <text:s/>Not/ alone we, the acknowledged disciples of Moses, but the en-/-lightened millions, who owe their national advancement to/ the moral code he promulgated, must bless the hour in/ which that mother gave birth to that son. <text:s/>None/ could then in fitting language proclaim the momentous/ event, but a light that suddenly burst forth became the/ herald of a glorious future. <text:s/>That light which, as an/ olden legend tells, illumined the dwelling of Amram; that/ light--typical of the Mosaic revelation--has spread far and/ wide; and it will finally reach the darkest spots on earth, till/ all the inhabitants thereof walk in its reflection. <text:s/>Then/ will men </text:span><text:span text:style-name="T2">will</text:span><text:span text:style-name="T3"> call themselves "brethren" in the true spirit of the/</text:span></text:p>
      <text:p text:style-name="P6"><text:span text:style-name="T3"/></text:p>
      <text:p text:style-name="P6"><text:span text:style-name="T3">[Page 3]</text:span></text:p>
      <text:p text:style-name="P6"><text:span text:style-name="T3">legislator who taught the unity of the Great/ Creating Cause, and the unity of the human race./ <text:s/>It is Israel's privilege to reckon in the line of a noble/ ancestry, the noblest creature that ever woman bore./ <text:s/>And as a loving child delights to relate what the has/ heard of the early days of his sires, so does my mind/ feel prompted by what we have just perused to dwell/ awhile on the infancy of our deliverer, leader and law-/-giver. <text:s/>Let us, my friends, recall this day what we/ have learnt in the opening pages of the second book of inspi-/-ration. <text:s/>I am aware that the history of every/ individual, whose genius or military prowess influenced/ mankind, has always received a high colouring from a pencil/ dipped in fiction. <text:s/>But notwithstanding that Josephus/ gives currency to many a tale derived from popular traditions/ concerning the childhood of Moses, and that Philo the Jew/ presents it in a mystic garb, I will divest it of whatever/ may sound fabulous; yet, I believe that Jochebed's infant/ son must have shown signs of supernatural greatness, and/ that they became a direction to his mother in the course she pursued./</text:span></text:p>
      <text:p text:style-name="P6"><text:span text:style-name="T3"/></text:p>
      <text:p text:style-name="P6"><text:span text:style-name="T3">[Page 4]</text:span></text:p>
      <text:p text:style-name="P6"><text:span text:style-name="T3"><text:tab/>The time arrived, when she could no longer elude/ the watching of Pharaoh's cruel officers, and she resolved/ that she would, herself, entrust the existence of her babe to/ those waters, which had bereaved many </text:span><text:span text:style-name="T2">a</text:span><text:span text:style-name="T3"> Hebrew mothers./ <text:s/>But gazing upon that countenance so calm, and so deeply/ expressive, a flash of her son's latent spirit flitted before/ her vision. <text:s/>She had doubtless heard, how God had in the days/ of yore, </text:span><text:span text:style-name="T2">had</text:span><text:span text:style-name="T3"> delivered a righteous man from an overwhelming/ flood, and she prepared with her own hands, an ark, which,/ like that of Noah, might remain afloat. <text:s/>What feelings/ struggled within her bosom [inserted above: breast], when seeking the winding shore,/ she clasped the smiling boy to her bosom, pressed upon his lips </text:span><text:span text:style-name="T2">a soft ma-</text:span><text:span text:style-name="T3"> the warmest/ </text:span><text:span text:style-name="T2">-ternal</text:span><text:span text:style-name="T3"> kiss and laid him on the Nile, mothers alone can tell./ <text:s/>But faith stood beside her, and whispered </text:span><text:span text:style-name="T2">comfort</text:span><text:span text:style-name="T3"> hope./ <text:s/>Call it </text:span><text:span text:style-name="T2">a</text:span><text:span text:style-name="T3"> presentiment, apply to it whatever name your/ minds suggest, but certain it is that events have hap-/-pened, which were foreshadowed to our soul, while not yet/ developped[sic!]. <text:s/>An inward voice, which Jochebed inter-/-preted as a message from on high, assured her that/ the billows would not sweep away the frail vessel, which/ held her dearest treasure. <text:s/>Strengthened by so comforting a/ belief, she had ventured upon a course, which, under ordinary/</text:span></text:p>
      <text:p text:style-name="P6"><text:span text:style-name="T3"/></text:p>
      <text:p text:style-name="P6"><text:span text:style-name="T3">[Page 5]</text:span></text:p>
      <text:p text:style-name="P6"><text:span text:style-name="T3">circumstances, </text:span><text:span text:style-name="T2">would</text:span><text:span text:style-name="T3"> must have rendered the death of her darling/ greatly more painful. <text:s/>For, to pine away for want of natural/ food, would have been infinitely worse than to find a grave/ quickly in the deep. <text:s/>But she did not fear so fatal/ an issue. <text:s/>Mark, my Brethren! <text:s/>It is not </text:span><text:span text:style-name="T2">said</text:span><text:span text:style-name="T3"> written that she/ set her young daughter afar off to learn, what would be/ the end of her infant brother. <text:s/>No: she felt that he would/ be spared; that an invulnerable shield encompassed his existence. <text:s/>His speaking eyes had so </text:span><text:soft-page-break/><text:span text:style-name="T3">said, but throbbingly she awaited to hear [Hebrew]/ "What would be done with him" that is, by what extraor-/-dinary means would his deliverance be wrought. <text:s/>You/ know the sequel. <text:s/>But can you tell what force was/ that which impelled a princess to openly disregard the/ will of her royal parent? <text:s/>Had she not been taught/ that compassion for the Hebrews was treason to the State?/ <text:s/>That the unprecedented increase of that people of foreign/ descent, had become a torment to all Egyptians; their/ constant dread! <text:s/>Aye: Pharaoh's daughter may have/ shared the inimical spirit which had enslaved a noble/ race of men, and now sought their extermination, but/ she could not resist the power of that angel-like countenance upturned towards hers./</text:span></text:p>
      <text:p text:style-name="P6"><text:span text:style-name="T3"/></text:p>
      <text:p text:style-name="P6"><text:span text:style-name="T3">[Page 6]</text:span></text:p>
      <text:p text:style-name="P6"><text:span text:style-name="T3">Marvellous features, that could so deeply affect/ a being trained in an Egyptian palace! <text:s/>Was it their beauty,/ which exercised that mighty influence? <text:s/>The </text:span><text:span text:style-name="T2">lo</text:span><text:span text:style-name="T3"> comeliness/ of the child's form might have attracted the attention of/ the princess, but she would not, assuredly, have braved,/ because of it, the wroth of her father. <text:s/>For, by adopting/ as her own son, the scion of a stock he had determined to/ root out, she </text:span><text:span text:style-name="T2">had</text:span><text:span text:style-name="T3"> set the Ruler of Egypt at defiance,/ and stirred up the hearts of his subjects to rebellion. <text:s/>But/ prudence, expediency, cool reason, whatever might have dictated/ a different course was </text:span><text:span text:style-name="T2">set</text:span><text:span text:style-name="T3"> cast aside. <text:s/>A look of </text:span><text:span text:style-name="T2">that eyes</text:span><text:span text:style-name="T3"> a visage/ which a heavenly fire illumined, overpowered all other sen-/-timents save that of becoming a mother to that machless[sic?]/ child. <text:s/>The allegorical saying of our ancient teachers, can/ truly in this instance be applied to the letter. <text:s/>[Hebrew]/ [Hebrew] Pharaoh's daughter beheld the Divinity at/ the hour she first met the face of Moses. <text:s/>Feelings to/ which she may hitherto have been a stranger, seized her/ </text:span><text:span text:style-name="T2">powerfully</text:span><text:span text:style-name="T3"> mightily. <text:s/>That Hebrew infant held her irresistibly/ in his control./</text:span></text:p>
      <text:p text:style-name="P6"><text:span text:style-name="T3">The disciples of a school, that </text:span><text:span text:style-name="T2">attribute to chance whatever</text:span><text:span text:style-name="T3"> sees no Divine interposition in the/ </text:span><text:span text:style-name="T2">befalls</text:span><text:span text:style-name="T3"> affairs of mankind, deny unto Moses any supernatural gifts./</text:span></text:p>
      <text:p text:style-name="P6"><text:span text:style-name="T3"/></text:p>
      <text:p text:style-name="P6"><text:span text:style-name="T3">[Page 7]</text:span></text:p>
      <text:p text:style-name="P6"><text:span text:style-name="T3"><text:tab/>They insist that he owed his safety to an instinct/ natural to human creatures, and the renown acquired in/ after-life to the exceptional manner in which he was/ educated. <text:s/>I readily admit the efficacy of both those/ agencies. <text:s/>I concede that pity did mingle with the feelings/ that moved the princess to rescue a babe from impending/ danger, for we are so explicitly told in Holy Writ [Hebrew]/ "she had compassion on him" I grant likewise, that the/ teaching obtained at the royal courts must have ripened/ all his high faculties, for, the Sages assert that "prophecy/ can rest only upon the wise-hearted" [Hebrew]/ But I maintain withal that unless a spark of a/ heavenly flame had shone upon the </text:span><text:span text:style-name="T2">visage</text:span><text:span text:style-name="T3"> countenance of him destined/ to humanize the world, he would not have become the/ object of </text:span><text:span text:style-name="T2">the</text:span><text:span text:style-name="T3"> the most cherished solicitude</text:span><text:span text:style-name="T2">s</text:span><text:span text:style-name="T3"> </text:span><text:span text:style-name="T2">of</text:span><text:span text:style-name="T3"> from a despot's daughter;/ nor would Moses have gained an instruction reserved solely/ for a privileged caste. <text:s/>Nothing short of a peremptory/ command from the princess, would have forced open for/ him doors most jealously guarded. <text:s/>For, it is well/ known, that the priests of Egypt were the exclusive/ possessors of learning. <text:s/>Shrouded under a veil of/ impenetrable mystery, they suffered none but their/</text:span></text:p>
      <text:p text:style-name="P6"><text:span text:style-name="T3"/></text:p>
      <text:p text:style-name="P6"><text:span text:style-name="T3">[Page 8]</text:span></text:p>
      <text:p text:style-name="P6"><text:span text:style-name="T3">own numbers to enter their assemblies. <text:s/>The books they/ wrote were hidden from the people. <text:s/>The rights of the/ latter consisted in blindly following sacerdotal ordinances./ <text:s/>But what was kept from the multitude, became un-/-folded before the mind of that divinely gifted youth./ <text:s/>He fathomed what was profound in science. <text:s/>He studied/ much and learnt much. <text:s/>But he sucked the honey/ and not the poison of priestly culture. <text:s/>His knowledge/ was not that which inspired </text:span><text:span text:style-name="T2">comp</text:span><text:span text:style-name="T3"> contempt for the masses,/ and makes the heart swell with pride. <text:s/>Not that knowledge/ which is the arm of tyranny against the humble classes/ and the illiterate, but a knowledge drawn from the book/ of nature, more than from the ponderous volumes of human/ theories and human </text:span><text:span text:style-name="T2">researches</text:span><text:span text:style-name="T3"> speculations, a knowledge teaching to </text:span><text:soft-page-break/><text:span text:style-name="T3">recognize/ in all men the same origin, the same capacity for moral/ elevation, a knowledge that pleads for the right of every/ sentient being to be enlightened when ignorant, assisted/ when poor, defended when maltreated. <text:s/>That knowledge/ pervaded the soul of Moses, and rendered him the fitted ex-/-ponent of the will of a Universal God, who loves goodness, and/ hates inhumanity./</text:span></text:p>
      <text:p text:style-name="P6"><text:span text:style-name="T3"/></text:p>
      <text:p text:style-name="P6"><text:span text:style-name="T3">[Page 9]</text:span></text:p>
      <text:p text:style-name="P6"><text:span text:style-name="T3"><text:tab/>Imbued with it, the inmate of a palace </text:span><text:span text:style-name="T2">preferred</text:span><text:span text:style-name="T3"> went/ seeking the lowly, those who suffered, </text:span><text:span text:style-name="T2">to</text:span><text:span text:style-name="T3"> rather than associating with those/ who weilded[sic!] the scepter or the sword. <text:s/>His advice to the/ latter, might go unheeded, but his kindly words to the/ former </text:span><text:span text:style-name="T2">might</text:span><text:span text:style-name="T3"> would bring comfort and solace. <text:s/>Do you then/ wonder, that his anger kindled at the sight of unendurable/ oppression? <text:s/>Could he calmly look on, while his brother in/ faith, bent under a heavy burden, had his flesh torn by/ the rod of a task-master? <text:s/>Was it not a righteous indi-/-gnation that incited him to seize the weapon which might,/ in return, strike down that monster, and deliver his fellow-/Israelite? <text:s/>Aye: he who was subsequently directed by/ the Lord to write in his code of laws [Hebrew] "Thou/ shalt not stand idly, when thy neighbor's blood is spilt,"/ could not, without concern, behold the crushing of the inno-/-cent and the triumphing of the wicked. <text:s/>Indeed, wherever/ his judgment showed him wrong</text:span><text:span text:style-name="T2">s</text:span><text:span text:style-name="T3">, his high nature prompted/ him to rise to </text:span><text:span text:style-name="T2">their</text:span><text:span text:style-name="T3"> its vindication. <text:s/>The same spirit of justice/ which made him upbraid the Hebrews, who </text:span><text:span text:style-name="T2">without provocation</text:span><text:span text:style-name="T3"> gave vent to his/ </text:span><text:span text:style-name="T2">was about</text:span><text:span text:style-name="T3"> passions by smiting his own coreligionist, stirred up the soul of the noble youth which/ Jethro's daughters were forcibly held back by the shepherds/ at the well. <text:s/>It was only when his deeds might have/</text:span></text:p>
      <text:p text:style-name="P6"><text:span text:style-name="T3"/></text:p>
      <text:p text:style-name="P6"><text:span text:style-name="T3">[Page 10]</text:span></text:p>
      <text:p text:style-name="P6"><text:span text:style-name="T3">won for him renown, that he would fain have continued/ inactive. <text:s/>Full of vigour, &amp; of indomitable courage he/ always was, when his Arm could shield the helpless,/ but lowly in spirit and timid to a fault, when sought/ after that he might assume authority. <text:s/>But humility,/ write our sages, is the sure forerunner of </text:span><text:span text:style-name="T2">of</text:span><text:span text:style-name="T3"> greatness./ <text:s/>[Hebrew]. <text:s/>The monarch of Egypt by/ whose absolute will, millions were trodden down, stood in/ awe before One man. <text:s/>He dares not aim a blow at his/ life, he dares not even threaten. <text:s/>His aspect terrifies/ the Ruler, and yet fills him with reverence. <text:s/>That coun-/-tenance upon which a majesty divine had </text:span><text:span text:style-name="T2">been from</text:span><text:span text:style-name="T3"> at the birth,/ been imprinted, that countenance which had animated/ Jochebed and </text:span><text:span text:style-name="T2">fo</text:span><text:span text:style-name="T3"> strengthened her in faith, that countenance/ which had melted the heart of Pharaoh's daughter, and made/ her postpone to one of its smiles country and parentage,/ that countenance could not be looked upon without [inserted above (in pencil): that countenance which at the age of 120 was not furrowed with the marks of decrepitude]/ experiencing profound veneration. [inserted above (in pencil): but kept fresh and unfaded] <text:s/>Moses confronted the/ oppressor</text:span><text:span text:style-name="T2">s</text:span><text:span text:style-name="T3"> of his brethren, he warned, he condemned, he/ punished, but none ventured to lay hand upon him./</text:span></text:p>
      <text:p text:style-name="P6"><text:span text:style-name="T3"/></text:p>
      <text:p text:style-name="P6"><text:span text:style-name="T3">[Page 11]</text:span></text:p>
      <text:p text:style-name="P6"><text:span text:style-name="T3"><text:tab/>And if on the eve of that terrible night, in which/ the angel of death made havoc among the Egyptians,/ their kind bid Moses never reenter his presence, the answer/ given obviously shows that the tyrant who wore a crown/ was powerless, and the messenger of an avenging Deity/ was arrived with </text:span><text:span text:style-name="T2">in dreaded</text:span><text:span text:style-name="T3"> superhuman strength; as Holy Writ testifies/ when it says "that man Moses was very great in the sight/ of Pharaoh's servants, and in the sight of the people"./ <text:s/>And has he ever ceased to be great? <text:s/>Search, my Brethren,/ ancient and modern history, call back the names that/ grace the roll of fame; summon together the men of/ a gigantic mind, the heros[sic!], the statesmen, the poets;/ assemble together the potentates of the East, and the/ sovereigns of the west. <text:s/>Their glory will pale before the/ halo which surrounds that child of the Hebrew-race./ <text:s/>Moses is still great, and his greatness lies in the monu-/-ment which inspiration has raised to his name./ <text:s/>A monument is that which looks down from the distance/ of thirty five centuries, standing unscathed amidst the/ wreck</text:span><text:span text:style-name="T2">s</text:span><text:span text:style-name="T3"> of monarchies and the crush of empires. <text:s/>How/ many the forces that combined to destroy it from the/ foundations! <text:s/>But the </text:span><text:soft-page-break/><text:span text:style-name="T3">missiles of heathenism, the darts/</text:span></text:p>
      <text:p text:style-name="P6"><text:span text:style-name="T3"/></text:p>
      <text:p text:style-name="P6"><text:span text:style-name="T3">[Page 12]</text:span></text:p>
      <text:p text:style-name="P6"><text:span text:style-name="T3">of Atheism, and the barb</text:span><text:span text:style-name="T2">ered</text:span><text:span text:style-name="T3"> arrows of infidelity have/ not demolished it. <text:s/>Human science has been set up/ over against it upon a lofty pedestal, to lessen by contrast/ the height of that venerable monument. <text:s/>But it still/ towers above all structures that fallible man has raised./ <text:s/>Nay: the more intently will the mind gaze upon that/ monument, the more will its surpassing magnificence/ be</text:span><text:span text:style-name="T2">come visible</text:span><text:span text:style-name="T3"> unfurled. <text:s/></text:span><text:span text:style-name="T2">Modern</text:span><text:span text:style-name="T3"> The philosophy of this maternal age bent upon/ stripping Moses of his </text:span><text:span text:style-name="T2">glory</text:span><text:span text:style-name="T3"> supernatural power, quoting the laws of Mandou/ and Confucius to exhibit therein an equal degree of/ wisdom and of </text:span><text:span text:style-name="T2">goodness</text:span><text:span text:style-name="T3"> progressive humanity will stop short their investi-/-gations; they will see and feel that to the son of/ Jochebed preeminently belongs the glory of having, under/ God, cast down the idols of human fancy, and raised/ upon their ruin an altar to the Creator of the universe./ <text:s/>That he tore the walks </text:span><text:span text:style-name="T2">that</text:span><text:span text:style-name="T3"> which divided human beings into/ castes, that he wrenched the weapon of despotism, and/ set an example for freedom loving to follow. </text:span><text:span text:style-name="T2">a people free.</text:span><text:span text:style-name="T3"> <text:s/>In a word, Moses was Israel's first/ instructor in the art of war, first in the art of peace,/ </text:span><text:span text:style-name="T2">and</text:span><text:span text:style-name="T3"> but he </text:span><text:span text:style-name="T2">woul</text:span><text:span text:style-name="T3"> was and will ever be the first beacon-light/ leading all to the way of </text:span><text:span text:style-name="T2">salvation</text:span><text:span text:style-name="T3"> truth and of salvation./</text:span></text:p>
      <text:p text:style-name="P6"><text:span text:style-name="T3"/></text:p>
      <text:p text:style-name="P6"><text:span text:style-name="T3">[Page 13]</text:span></text:p>
      <text:p text:style-name="P6"><text:span text:style-name="T3">Faithful disciples of the son of Amram and/ Jochebed, bow in reverence to the memory of one/ so great and so good!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30T13:00:07.40</meta:creation-date>
    <dc:date>2012-04-30T14:49:37.19</dc:date>
    <dc:creator>Penn Libraries</dc:creator>
    <meta:editing-duration>PT00H15M0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6" meta:paragraph-count="92" meta:word-count="2725" meta:character-count="16599"/>
  </office:meta>
</office:document-meta>
</file>